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f970"/>
    </style:style>
    <style:style style:name="P2" style:family="paragraph" style:parent-style-name="Standard">
      <style:paragraph-properties fo:text-align="justify" style:justify-single-word="false"/>
      <style:text-properties officeooo:paragraph-rsid="0022208c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paragraph-rsid="001af970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paragraph-rsid="001c3f5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paragraph-rsid="0021724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paragraph-rsid="0022208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1fce90" officeooo:paragraph-rsid="001fce9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22208c" officeooo:paragraph-rsid="0022208c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 officeooo:paragraph-rsid="0022208c"/>
    </style:style>
    <style:style style:name="T1" style:family="text">
      <style:text-properties officeooo:rsid="0019c750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10.5pt" fo:letter-spacing="normal" fo:font-style="normal" fo:font-weight="normal" officeooo:rsid="0019c750"/>
    </style:style>
    <style:style style:name="T4" style:family="text">
      <style:text-properties fo:font-variant="normal" fo:text-transform="none" fo:color="#333333" style:font-name="Open Sans" fo:font-size="10.5pt" fo:letter-spacing="normal" fo:font-style="normal" fo:font-weight="normal" officeooo:rsid="001af970"/>
    </style:style>
    <style:style style:name="T5" style:family="text">
      <style:text-properties fo:font-variant="normal" fo:text-transform="none" fo:color="#333333" style:font-name="Open Sans" fo:font-size="10.5pt" fo:letter-spacing="normal" fo:font-style="normal" fo:font-weight="normal" officeooo:rsid="001b5f84"/>
    </style:style>
    <style:style style:name="T6" style:family="text">
      <style:text-properties fo:font-variant="normal" fo:text-transform="none" fo:color="#333333" style:font-name="Open Sans" fo:font-size="10.5pt" fo:letter-spacing="normal" fo:font-style="normal" fo:font-weight="normal" officeooo:rsid="001c3f58"/>
    </style:style>
    <style:style style:name="T7" style:family="text">
      <style:text-properties fo:font-variant="normal" fo:text-transform="none" fo:color="#333333" style:font-name="Open Sans" fo:font-size="10.5pt" fo:letter-spacing="normal" fo:font-style="normal" fo:font-weight="normal" officeooo:rsid="001fce90"/>
    </style:style>
    <style:style style:name="T8" style:family="text">
      <style:text-properties fo:font-variant="normal" fo:text-transform="none" fo:color="#333333" style:font-name="Open Sans" fo:font-size="10.5pt" fo:letter-spacing="normal" fo:font-style="normal" fo:font-weight="normal" officeooo:rsid="0020446f"/>
    </style:style>
    <style:style style:name="T9" style:family="text">
      <style:text-properties fo:font-variant="normal" fo:text-transform="none" fo:color="#333333" style:font-name="Open Sans" fo:font-size="10.5pt" fo:letter-spacing="normal" fo:font-style="normal" fo:font-weight="normal" officeooo:rsid="0021724c"/>
    </style:style>
    <style:style style:name="T10" style:family="text">
      <style:text-properties fo:font-variant="normal" fo:text-transform="none" fo:color="#333333" style:font-name="Open Sans" fo:font-size="10.5pt" fo:letter-spacing="normal" fo:font-style="normal" fo:font-weight="normal" officeooo:rsid="0022208c"/>
    </style:style>
    <style:style style:name="T11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2" style:family="text">
      <style:text-properties fo:font-variant="normal" fo:text-transform="none" fo:color="#333333" style:font-name="arial" fo:font-size="10.5pt" fo:letter-spacing="normal" fo:font-style="normal" fo:font-weight="normal" officeooo:rsid="0019c750"/>
    </style:style>
    <style:style style:name="T13" style:family="text">
      <style:text-properties fo:font-variant="normal" fo:text-transform="none" fo:color="#333333" style:font-name="arial" fo:font-size="10.5pt" fo:letter-spacing="normal" fo:font-style="normal" fo:font-weight="normal" officeooo:rsid="001af970"/>
    </style:style>
    <style:style style:name="T14" style:family="text">
      <style:text-properties fo:font-variant="normal" fo:text-transform="none" fo:color="#333333" style:font-name="arial" fo:font-size="10.5pt" fo:letter-spacing="normal" fo:font-style="normal" fo:font-weight="normal" officeooo:rsid="001b5f84"/>
    </style:style>
    <style:style style:name="T15" style:family="text">
      <style:text-properties fo:font-variant="normal" fo:text-transform="none" fo:color="#333333" style:font-name="arial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333333" style:font-name="arial" fo:font-size="14pt" fo:letter-spacing="normal" fo:font-style="normal" fo:font-weight="normal" officeooo:rsid="0019c750" style:font-size-asian="14pt" style:font-size-complex="14pt"/>
    </style:style>
    <style:style style:name="T17" style:family="text">
      <style:text-properties fo:font-variant="normal" fo:text-transform="none" fo:color="#333333" style:font-name="arial" fo:font-size="14pt" fo:letter-spacing="normal" fo:font-style="normal" fo:font-weight="normal" officeooo:rsid="001af970" style:font-size-asian="14pt" style:font-size-complex="14pt"/>
    </style:style>
    <style:style style:name="T18" style:family="text">
      <style:text-properties fo:font-variant="normal" fo:text-transform="none" fo:color="#333333" style:font-name="arial" fo:font-size="14pt" fo:letter-spacing="normal" fo:font-style="normal" fo:font-weight="normal" officeooo:rsid="001b5f84" style:font-size-asian="14pt" style:font-size-complex="14pt"/>
    </style:style>
    <style:style style:name="T19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333333" style:font-name="arial" fo:font-size="12pt" fo:letter-spacing="normal" fo:font-style="normal" fo:font-weight="normal" officeooo:rsid="0019c750" style:font-size-asian="12pt" style:font-size-complex="12pt"/>
    </style:style>
    <style:style style:name="T21" style:family="text">
      <style:text-properties fo:font-variant="normal" fo:text-transform="none" fo:color="#333333" style:font-name="arial" fo:font-size="12pt" fo:letter-spacing="normal" fo:font-style="normal" fo:font-weight="normal" officeooo:rsid="001af970" style:font-size-asian="12pt" style:font-size-complex="12pt"/>
    </style:style>
    <style:style style:name="T22" style:family="text">
      <style:text-properties fo:font-variant="normal" fo:text-transform="none" fo:color="#333333" style:font-name="arial" fo:font-size="12pt" fo:letter-spacing="normal" fo:font-style="normal" fo:font-weight="normal" officeooo:rsid="001b5f84" style:font-size-asian="12pt" style:font-size-complex="12pt"/>
    </style:style>
    <style:style style:name="T23" style:family="text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333333" style:font-name="arial" fo:font-size="12pt" fo:letter-spacing="normal" fo:font-style="normal" fo:font-weight="normal" officeooo:rsid="0019c75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333333" style:font-name="arial" fo:font-size="12pt" fo:letter-spacing="normal" fo:font-style="normal" fo:font-weight="normal" officeooo:rsid="001af97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333333" style:font-name="arial" fo:font-size="12pt" fo:letter-spacing="normal" fo:font-style="normal" fo:font-weight="normal" officeooo:rsid="001b5f84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333333" style:font-name="arial" fo:font-size="12pt" fo:letter-spacing="normal" fo:font-style="normal" fo:font-weight="normal" officeooo:rsid="0019c75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333333" style:font-name="arial" fo:font-size="12pt" fo:letter-spacing="normal" fo:font-style="normal" fo:font-weight="normal" officeooo:rsid="001af97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333333" style:font-name="arial" fo:font-size="12pt" fo:letter-spacing="normal" fo:font-style="normal" fo:font-weight="normal" officeooo:rsid="001b5f8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333333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333333" style:font-name="arial" fo:font-size="12pt" fo:letter-spacing="normal" fo:font-style="normal" fo:font-weight="bold" officeooo:rsid="0019c750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333333" style:font-name="arial" fo:font-size="12pt" fo:letter-spacing="normal" fo:font-style="normal" fo:font-weight="bold" officeooo:rsid="001af970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333333" style:font-name="arial" fo:font-size="12pt" fo:letter-spacing="normal" fo:font-style="normal" fo:font-weight="bold" officeooo:rsid="001b5f84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333333" style:font-name="aria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variant="normal" fo:text-transform="none" fo:color="#333333" style:font-name="arial" fo:font-size="12pt" fo:letter-spacing="normal" fo:font-style="italic" fo:font-weight="normal" officeooo:rsid="0019c750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variant="normal" fo:text-transform="none" fo:color="#333333" style:font-name="arial" fo:font-size="12pt" fo:letter-spacing="normal" fo:font-style="italic" fo:font-weight="normal" officeooo:rsid="001af970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variant="normal" fo:text-transform="none" fo:color="#333333" style:font-name="arial" fo:font-size="12pt" fo:letter-spacing="normal" fo:font-style="italic" fo:font-weight="normal" officeooo:rsid="001b5f84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333333" fo:font-size="10.5pt" fo:letter-spacing="normal" fo:font-style="normal" fo:font-weight="normal"/>
    </style:style>
    <style:style style:name="T40" style:family="text">
      <style:text-properties fo:font-variant="normal" fo:text-transform="none" fo:color="#333333" fo:font-size="10.5pt" fo:letter-spacing="normal" fo:font-style="normal" fo:font-weight="normal" officeooo:rsid="001af970"/>
    </style:style>
    <style:style style:name="T41" style:family="text">
      <style:text-properties fo:font-variant="normal" fo:text-transform="none" fo:color="#333333" fo:font-size="10.5pt" fo:letter-spacing="normal" fo:font-style="normal" fo:font-weight="normal" officeooo:rsid="001b5f84"/>
    </style:style>
    <style:style style:name="T42" style:family="text">
      <style:text-properties fo:font-variant="normal" fo:text-transform="none" fo:color="#333333" fo:font-size="10.5pt" fo:letter-spacing="normal" fo:font-style="normal" fo:font-weight="normal" officeooo:rsid="001c3f58"/>
    </style:style>
    <style:style style:name="T43" style:family="text">
      <style:text-properties fo:font-variant="normal" fo:text-transform="none" fo:color="#333333" fo:font-size="10.5pt" fo:letter-spacing="normal" fo:font-style="normal" fo:font-weight="normal" officeooo:rsid="001fce90"/>
    </style:style>
    <style:style style:name="T44" style:family="text">
      <style:text-properties fo:font-variant="normal" fo:text-transform="none" fo:color="#333333" fo:font-size="10.5pt" fo:letter-spacing="normal" fo:font-style="normal" fo:font-weight="normal" officeooo:rsid="0020446f"/>
    </style:style>
    <style:style style:name="T45" style:family="text">
      <style:text-properties fo:font-variant="normal" fo:text-transform="none" fo:color="#333333" fo:font-size="10.5pt" fo:letter-spacing="normal" fo:font-style="normal" fo:font-weight="normal" officeooo:rsid="0021724c"/>
    </style:style>
    <style:style style:name="T46" style:family="text">
      <style:text-properties fo:font-variant="normal" fo:text-transform="none" fo:color="#333333" fo:font-size="10.5pt" fo:letter-spacing="normal" fo:font-style="normal" fo:font-weight="normal" officeooo:rsid="0022208c"/>
    </style:style>
    <style:style style:name="T47" style:family="text">
      <style:text-properties fo:font-variant="normal" fo:text-transform="none" fo:color="#333333" fo:letter-spacing="normal"/>
    </style:style>
    <style:style style:name="T48" style:family="text">
      <style:text-properties fo:font-variant="normal" fo:text-transform="none" fo:color="#333333" fo:letter-spacing="normal" fo:font-style="normal"/>
    </style:style>
    <style:style style:name="T49" style:family="text">
      <style:text-properties fo:font-variant="normal" fo:text-transform="none" fo:color="#333333" fo:letter-spacing="normal" fo:font-style="normal" fo:font-weight="normal"/>
    </style:style>
    <style:style style:name="T50" style:family="text">
      <style:text-properties fo:font-variant="normal" fo:text-transform="none" fo:color="#333333" fo:letter-spacing="normal" fo:font-style="normal" fo:font-weight="normal" officeooo:rsid="001af970"/>
    </style:style>
    <style:style style:name="T51" style:family="text">
      <style:text-properties fo:font-variant="normal" fo:text-transform="none" fo:color="#333333" fo:letter-spacing="normal" fo:font-style="normal" fo:font-weight="normal" officeooo:rsid="001b5f84"/>
    </style:style>
    <style:style style:name="T52" style:family="text">
      <style:text-properties fo:font-variant="normal" fo:text-transform="none" fo:color="#333333" fo:letter-spacing="normal" fo:font-style="normal" fo:font-weight="normal" officeooo:rsid="001c3f58"/>
    </style:style>
    <style:style style:name="T53" style:family="text">
      <style:text-properties fo:font-variant="normal" fo:text-transform="none" fo:color="#333333" fo:letter-spacing="normal" fo:font-style="normal" fo:font-weight="normal" officeooo:rsid="001fce90"/>
    </style:style>
    <style:style style:name="T54" style:family="text">
      <style:text-properties fo:font-variant="normal" fo:text-transform="none" fo:color="#333333" fo:letter-spacing="normal" fo:font-style="normal" fo:font-weight="normal" officeooo:rsid="0020446f"/>
    </style:style>
    <style:style style:name="T55" style:family="text">
      <style:text-properties fo:font-variant="normal" fo:text-transform="none" fo:color="#333333" fo:letter-spacing="normal" fo:font-style="normal" fo:font-weight="normal" officeooo:rsid="0021724c"/>
    </style:style>
    <style:style style:name="T56" style:family="text">
      <style:text-properties fo:font-variant="normal" fo:text-transform="none" fo:color="#333333" fo:letter-spacing="normal" fo:font-style="normal" fo:font-weight="normal" officeooo:rsid="0022208c"/>
    </style:style>
    <style:style style:name="T57" style:family="text">
      <style:text-properties fo:font-variant="normal" fo:text-transform="none" fo:color="#333333" fo:letter-spacing="normal" fo:font-style="normal" officeooo:rsid="001af970"/>
    </style:style>
    <style:style style:name="T58" style:family="text">
      <style:text-properties fo:font-variant="normal" fo:text-transform="none" fo:color="#333333" fo:letter-spacing="normal" fo:font-style="normal" officeooo:rsid="001b5f84"/>
    </style:style>
    <style:style style:name="T59" style:family="text">
      <style:text-properties fo:font-variant="normal" fo:text-transform="none" fo:color="#333333" fo:letter-spacing="normal" fo:font-style="normal" officeooo:rsid="001c3f58"/>
    </style:style>
    <style:style style:name="T60" style:family="text">
      <style:text-properties fo:font-variant="normal" fo:text-transform="none" fo:color="#333333" fo:letter-spacing="normal" fo:font-style="normal" officeooo:rsid="001fce90"/>
    </style:style>
    <style:style style:name="T61" style:family="text">
      <style:text-properties fo:font-variant="normal" fo:text-transform="none" fo:color="#333333" fo:letter-spacing="normal" fo:font-style="normal" officeooo:rsid="0020446f"/>
    </style:style>
    <style:style style:name="T62" style:family="text">
      <style:text-properties fo:font-variant="normal" fo:text-transform="none" fo:color="#333333" fo:letter-spacing="normal" fo:font-style="normal" officeooo:rsid="0021724c"/>
    </style:style>
    <style:style style:name="T63" style:family="text">
      <style:text-properties fo:font-variant="normal" fo:text-transform="none" fo:color="#333333" fo:letter-spacing="normal" fo:font-style="normal" officeooo:rsid="0022208c"/>
    </style:style>
    <style:style style:name="T64" style:family="text">
      <style:text-properties fo:font-variant="normal" fo:text-transform="none" fo:color="#333333" fo:letter-spacing="normal" officeooo:rsid="001af970"/>
    </style:style>
    <style:style style:name="T65" style:family="text">
      <style:text-properties fo:font-variant="normal" fo:text-transform="none" fo:color="#333333" fo:letter-spacing="normal" officeooo:rsid="001b5f84"/>
    </style:style>
    <style:style style:name="T66" style:family="text">
      <style:text-properties fo:font-variant="normal" fo:text-transform="none" fo:color="#333333" fo:letter-spacing="normal" officeooo:rsid="001c3f58"/>
    </style:style>
    <style:style style:name="T67" style:family="text">
      <style:text-properties fo:font-variant="normal" fo:text-transform="none" fo:color="#333333" fo:letter-spacing="normal" officeooo:rsid="001fce90"/>
    </style:style>
    <style:style style:name="T68" style:family="text">
      <style:text-properties fo:font-variant="normal" fo:text-transform="none" fo:color="#333333" fo:letter-spacing="normal" officeooo:rsid="0020446f"/>
    </style:style>
    <style:style style:name="T69" style:family="text">
      <style:text-properties fo:font-variant="normal" fo:text-transform="none" fo:color="#333333" fo:letter-spacing="normal" officeooo:rsid="0021724c"/>
    </style:style>
    <style:style style:name="T70" style:family="text">
      <style:text-properties fo:font-variant="normal" fo:text-transform="none" fo:color="#333333" fo:letter-spacing="normal" officeooo:rsid="0022208c"/>
    </style:style>
    <style:style style:name="T7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000000" style:font-name="arial" fo:font-size="12pt" fo:letter-spacing="normal" fo:font-style="normal" fo:font-weight="normal" officeooo:rsid="0019c750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font-name="arial" fo:font-size="12pt" fo:letter-spacing="normal" fo:font-style="normal" fo:font-weight="normal" officeooo:rsid="001af970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style:font-name="arial" fo:font-size="12pt" fo:letter-spacing="normal" fo:font-style="normal" fo:font-weight="normal" officeooo:rsid="001b5f84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letter-spacing="normal"/>
    </style:style>
    <style:style style:name="T76" style:family="text">
      <style:text-properties fo:font-variant="normal" fo:text-transform="none" fo:letter-spacing="normal" officeooo:rsid="001af970"/>
    </style:style>
    <style:style style:name="T77" style:family="text">
      <style:text-properties fo:font-variant="normal" fo:text-transform="none" fo:letter-spacing="normal" officeooo:rsid="001b5f84"/>
    </style:style>
    <style:style style:name="T78" style:family="text">
      <style:text-properties fo:font-variant="normal" fo:text-transform="none" fo:letter-spacing="normal" officeooo:rsid="001c3f58"/>
    </style:style>
    <style:style style:name="T79" style:family="text">
      <style:text-properties fo:font-variant="normal" fo:text-transform="none" fo:letter-spacing="normal" officeooo:rsid="001fce90"/>
    </style:style>
    <style:style style:name="T80" style:family="text">
      <style:text-properties fo:font-variant="normal" fo:text-transform="none" fo:letter-spacing="normal" officeooo:rsid="0020446f"/>
    </style:style>
    <style:style style:name="T81" style:family="text">
      <style:text-properties fo:font-variant="normal" fo:text-transform="none" fo:letter-spacing="normal" officeooo:rsid="0021724c"/>
    </style:style>
    <style:style style:name="T82" style:family="text">
      <style:text-properties fo:font-variant="normal" fo:text-transform="none" fo:letter-spacing="normal" officeooo:rsid="0022208c"/>
    </style:style>
    <style:style style:name="T83" style:family="text">
      <style:text-properties officeooo:rsid="0022208c"/>
    </style:style>
    <style:style style:name="T84" style:family="text">
      <style:text-properties style:font-name="arial" officeooo:rsid="0019c750"/>
    </style:style>
    <style:style style:name="T85" style:family="text">
      <style:text-properties style:font-name="arial" fo:font-size="14pt" officeooo:rsid="0019c750" style:font-size-asian="14pt" style:font-size-complex="14pt"/>
    </style:style>
    <style:style style:name="T86" style:family="text">
      <style:text-properties style:font-name="arial" fo:font-size="12pt" officeooo:rsid="0019c750" style:font-size-asian="12pt" style:font-size-complex="12pt"/>
    </style:style>
    <style:style style:name="T87" style:family="text">
      <style:text-properties style:font-name="arial" fo:font-size="12pt" fo:font-weight="bold" officeooo:rsid="0019c750" style:font-size-asian="12pt" style:font-weight-asian="bold" style:font-size-complex="12pt" style:font-weight-complex="bold"/>
    </style:style>
    <style:style style:name="T88" style:family="text">
      <style:text-properties style:font-name="arial" fo:font-size="12pt" fo:font-weight="normal" officeooo:rsid="0019c750" style:font-size-asian="12pt" style:font-weight-asian="normal" style:font-size-complex="12pt" style:font-weight-complex="normal"/>
    </style:style>
    <style:style style:name="T89" style:family="text">
      <style:text-properties style:font-name="arial" fo:font-size="12pt" fo:font-style="italic" fo:font-weight="normal" officeooo:rsid="0019c750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style:font-name="arial" fo:font-size="12pt" fo:font-style="normal" fo:font-weight="normal" officeooo:rsid="0019c750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color="#000000" style:font-name="arial" fo:font-size="12pt" fo:font-style="normal" fo:font-weight="normal" officeooo:rsid="0019c750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tor: Juliano Leonardo Soares</text:p>
      <text:p text:style-name="P8">Curso: Ciência da Computação</text:p>
      <text:p text:style-name="P8">Disciplina: Empreendedorismo B</text:p>
      <text:p text:style-name="P2"><text:span text:style-name="T83">Tarefa n.1: Resenha: </text:span><text:span text:style-name="T2">Leitura do livro em pdf: Osterwalder (2011</text:span><text:span text:style-name="T10">).</text:span></text:p>
      <text:p text:style-name="P2"><text:span text:style-name="T2"/></text:p>
      <text:p text:style-name="P1"><text:span text:style-name="T1"><text:tab/></text:span><text:span text:style-name="T91">Esta resenha se trata de um trecho do livro Osterwalder A. (2011) Business Model Generation: inovação em modelos de negócios, das </text:span><text:span text:style-name="T71">páginas p. 15 a 51. </text:span><text:span text:style-name="T72">Na qual demonstra </text:span><text:span text:style-name="T73">que modelos de </text:span><text:span text:style-name="T74">negócios</text:span><text:span text:style-name="T73"> podem ser estruturados por nove componentes básicos, que mostram a lógica de como uma organização pretende gerar valor. Os nove componentes cobrem as quatro áreas principais de um negócio: clientes, oferta, infraestrutura e viabilidade financeira. Usando-se destes componentes para facilitar e melhor apresentar <text:s text:c="2"/>estas estruturas usando conceitos simples, relevante e intuitivamente compreensível, para pessoas comuns ao mesmo tempo em que não simplifique demais.</text:span></text:p>
      <text:p text:style-name="P3"><text:span text:style-name="T76"><text:tab/>Sendo os seguintes componentes: </text:span><text:span text:style-name="T77">s</text:span><text:span text:style-name="T76">egmentos de </text:span><text:span text:style-name="T77">c</text:span><text:span text:style-name="T76">lientes, </text:span><text:span text:style-name="T77">p</text:span><text:span text:style-name="T76">roposta de </text:span><text:span text:style-name="T77">v</text:span><text:span text:style-name="T76">alor, </text:span><text:span text:style-name="T77">c</text:span><text:span text:style-name="T76">anais, </text:span><text:span text:style-name="T77">r</text:span><text:span text:style-name="T76">elacionamento com </text:span><text:span text:style-name="T77">c</text:span><text:span text:style-name="T76">lientes, fontes de receita, recursos </text:span><text:span text:style-name="T77">p</text:span><text:span text:style-name="T76">rincipais, </text:span><text:span text:style-name="T77">a</text:span><text:span text:style-name="T76">tividades-chave, </text:span><text:span text:style-name="T77">p</text:span><text:span text:style-name="T76">arcerias </text:span><text:span text:style-name="T77">p</text:span><text:span text:style-name="T76">rincipais e estruturas de custo. </text:span><text:span text:style-name="T77">Durante este trecho do livro são apresentado os conceitos, exemplificações, implementações e a forma de como as empresas conduzem ou geram esses componentes a fim de obter uma melhor performance para melhorar sua estratégias de negócios, gerando assim no fim de toda esta apresentação uma ferramenta útil que é chamada de “Quadro de modelo de negócios”.</text:span></text:p>
      <text:p text:style-name="P4"><text:span text:style-name="T77"><text:tab/>Assim falando do primeiro componente - Segmento de Clientes: onde o autor nos mostra formas e tipos de segmentos de cliente. Neste ponto vejo como algo muito importante para as empresas que estão no seus começo que é gerar um publico ou escolher nichos da sociedade, a fim de criar futuros clientes de seus produtos, </text:span><text:span text:style-name="T78">baseando nos objetivos da empresa para suprir ou fornecer produtos com o intuito de resolver um necessidade e resolver os problemas do seu seguimento de cliente</text:span><text:span text:style-name="T77">.</text:span><text:span text:style-name="T78"> </text:span></text:p>
      <text:p text:style-name="P4"><text:span text:style-name="T78"><text:tab/>Já o segundo componente - </text:span><text:span text:style-name="T77"><text:s/></text:span><text:span text:style-name="T78">Proposta de valor: </text:span><text:span text:style-name="T79">na qual o autor descreve como o produto, serviço e ou algo para resolver e satisfazer os seu consumidores. Neste componente são descrito também elementos geradores de valor e ou que podem agregar valor a um produto para o consumidor, como: gerar novidades ou produto novo no mercado, um produto com melhor desempenho, produtos personalizados a certos clientes,</text:span></text:p>
      <text:p text:style-name="P7"><text:span text:style-name="T79">p</text:span><text:span text:style-name="T75">reço, custo, design e etc.</text:span></text:p>
      <text:p text:style-name="P4"><text:span text:style-name="T78"><text:tab/>O terceiro componente – Canais: </text:span><text:span text:style-name="T79">é mostrados os tipos de </text:span><text:span text:style-name="T80">e </text:span><text:span text:style-name="T79">formas de </text:span><text:span text:style-name="T80">divulgar e comunicar com os clientes e os benefícios da comunicação da empresa com os clientes. Gerando uma conectividade essencial tanto na pré-venda como na </text:span><text:span text:style-name="T81">pós-venda</text:span><text:span text:style-name="T80"> de produtos, que na minha opinião é muito importante para as empresas que desejam ser lembradas pelos seus clientes a todo momento e não apenas durante a compra.</text:span></text:p>
      <text:p text:style-name="P4"><text:span text:style-name="T78"><text:tab/>O quarto componente – Relacionamento com clientes: neste componente os tipos de </text:span><text:span text:style-name="T80">relacionamentos</text:span><text:span text:style-name="T78"> são descritos, mostrando como as empresas os executam e geram valores pra elas usando-os.</text:span></text:p>
      <text:p text:style-name="P5"><text:span text:style-name="T78"><text:tab/>E para esta resenha não ficar muito grande resumirei os cinco últimos, </text:span><text:span text:style-name="T81">qu</text:span><text:span text:style-name="T78">into componente – Fontes de receita: representa os pontos que a empresa deve buscar para poder gerar dinheiro </text:span><text:span text:style-name="T80">e</text:span><text:span text:style-name="T78"> assim depois ter seus lucros. </text:span><text:span text:style-name="T80">Sexto - r</text:span><text:span text:style-name="T78">ecursos principais:</text:span><text:span text:style-name="T80"> são os principais e fundamentais </text:span><text:span text:style-name="T81">pontos que devemos ter para que o modelo de negócio desenvolva, podendo eles ser: físicos, financeiros, intelectuais ou humanos.</text:span></text:p>
      <text:p text:style-name="P5"><text:span text:style-name="T81"><text:tab/></text:span><text:span text:style-name="T82">Sétimo - </text:span><text:span text:style-name="T78">Atividades-chave </text:span><text:span text:style-name="T81">é o que a empresa terá como foco para desenvolver seu modelo de neg</text:span><text:span text:style-name="T82">ó</text:span><text:span text:style-name="T81">cio, ou seja o produto principal, as ações mais importantes que deveram ser realizadas para que o modele de negocio funcione. </text:span><text:span text:style-name="T82">Oitavo - </text:span><text:span text:style-name="T78">Parcerias principais: </text:span><text:span text:style-name="T81">refere-se ao conjunto de atores que participaram da rede produtiva e </text:span><text:span text:style-name="T82">estratégica</text:span><text:span text:style-name="T81">, como fornecedores, concorrentes, compradores e etc. </text:span><text:span text:style-name="T82">Nono - </text:span><text:span text:style-name="T78">Estruturas de custo: </text:span><text:span text:style-name="T81">é toda a </text:span><text:soft-page-break/><text:span text:style-name="T81">cadeia do produto e ou serviço, é o valor de toda operação da empresa para gerar o produto ou serviço final ao consumidor, somando-se a ele: custos </text:span><text:span text:style-name="T82">variáveis</text:span><text:span text:style-name="T81">, custo de pessoas, tempo, luz, </text:span><text:span text:style-name="T82">água</text:span><text:span text:style-name="T81">, alocações e entre outros que são gerados durante a confecção do produto ou a elaboração e conclusão de um serviço.</text:span></text:p>
      <text:p text:style-name="P6"><text:span text:style-name="T81"><text:tab/>Por fim este trecho se conclui nos mostrando o “Quadro de Modelo de Negócio” e seus campos, e com o que o autor nos mostrou antes posso gerar meu próprio modelo. Achei bem auto explicativo a forma que o autor </text:span><text:span text:style-name="T82">demostrou e</text:span><text:span text:style-name="T76"> apresent</text:span><text:span text:style-name="T82">ou</text:span><text:span text:style-name="T76"> estas estruturas usando conceitos simples, relevante e intuitivamente compreensível, </text:span><text:span text:style-name="T82">de modo </text:span><text:span text:style-name="T76">em que não </text:span><text:span text:style-name="T82">perdesse os conceitos necessários para desenvolvermos o modelo</text:span><text:span text:style-name="T7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6:49:20.579434177</meta:creation-date>
    <dc:date>2020-03-26T16:31:58.417211585</dc:date>
    <meta:editing-duration>PT1M15S</meta:editing-duration>
    <meta:editing-cycles>1</meta:editing-cycles>
    <meta:document-statistic meta:table-count="0" meta:image-count="0" meta:object-count="0" meta:page-count="2" meta:paragraph-count="14" meta:word-count="692" meta:character-count="4414" meta:non-whitespace-character-count="3720"/>
    <meta:generator>LibreOffice/6.0.7.3$Linux_X86_64 LibreOffice_project/00m0$Build-3</meta:generator>
  </office:meta>
</office:document-meta>
</file>